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fo:language="ru" fo:country="RU" fo:font-weight="bold" style:font-weight-asian="bold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cd" fo:language="ru" fo:country="RU"/>
    </style:style>
    <style:style style:name="T34" style:family="text">
      <style:text-properties fo:color="#0000cd" fo:language="ru" fo:country="RU" fo:font-weight="bold" style:font-weight-asian="bold" style:font-weight-complex="bold"/>
    </style:style>
    <style:style style:name="T35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a52a2a" fo:language="ru" fo:country="RU"/>
    </style:style>
    <style:style style:name="T37" style:family="text">
      <style:text-properties fo:color="#ff3333"/>
    </style:style>
    <style:style style:name="T38" style:family="text">
      <style:text-properties fo:color="#ff3333" fo:language="ru" fo:country="RU"/>
    </style:style>
    <style:style style:name="T39" style:family="text">
      <style:text-properties fo:color="#6600ff" fo:language="ru" fo:country="RU"/>
    </style:style>
    <style:style style:name="T40" style:family="text">
      <style:text-properties fo:color="#3333ff" fo:language="ru" fo:country="RU"/>
    </style:style>
    <style:style style:name="T41" style:family="text">
      <style:text-properties fo:color="#009900" fo:language="ru" fo:country="RU"/>
    </style:style>
    <style:style style:name="T42" style:family="text">
      <style:text-properties fo:color="#cc0000"/>
    </style:style>
    <style:style style:name="T43" style:family="text">
      <style:text-properties fo:color="#cc0000" fo:language="ru" fo:country="RU"/>
    </style:style>
    <style:style style:name="T44" style:family="text">
      <style:text-properties fo:color="#0000cc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7">select </text:span>- <text:span text:style-name="T7">выбрать</text:span></text:p>
      <text:p text:style-name="P1">* - все колонки</text:p>
      <text:p text:style-name="P1"><text:span text:style-name="T17">1 select </text:span><text:span text:style-name="T18">* </text:span><text:span text:style-name="T17">from tableName </text:span><text:span text:style-name="T1">- </text:span>по умолчанию все строки</text:p>
      <text:p text:style-name="P1"><text:span text:style-name="T17">2 select top 10 </text:span><text:span text:style-name="T23">(strings)</text:span><text:span text:style-name="T17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7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7">3 select top 45 percent </text:span><text:span text:style-name="T23">(strings)</text:span><text:span text:style-name="T17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7">select</text:span><text:span text:style-name="T23"> </text:span><text:span text:style-name="T2">columnName</text:span><text:span text:style-name="T17"> * from tableName </text:span><text:span text:style-name="T2">limit</text:span><text:span text:style-name="T11"> 10 </text:span><text:span text:style-name="T8">(strings) </text:span><text:span text:style-name="T11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5"><text:span text:style-name="T17">--* </text:span><text:span text:style-name="T18">вычисления со столбцами</text:span></text:p>
      <text:p text:style-name="P7"><text:span text:style-name="T13">6 </text:span><text:span text:style-name="T16">select top 3 columnName </text:span><text:span text:style-name="T18">columnNickName, </text:span><text:span text:style-name="T16">numColumnNam</text:span><text:span text:style-name="T23">*/+-num</text:span><text:span text:style-name="T18"> columnNickName</text:span><text:span text:style-name="T8"> </text:span><text:span text:style-name="T16">from</text:span><text:span text:style-name="T23"> </text:span><text:span text:style-name="T16">tableName</text:span></text:p>
      <text:p text:style-name="P7"><text:span text:style-name="T16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6">select columnName </text:span><text:span text:style-name="T19">as</text:span><text:span text:style-name="T16"> </text:span><text:span text:style-name="T18">columnNickName == <text:s/></text:span><text:span text:style-name="T16">select columnName </text:span><text:span text:style-name="T18">columnNickName </text:span><text:span text:style-name="T8">поэтому </text:span><text:span text:style-name="T16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concat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4">* select </text:span><text:span text:style-name="T7">concat (</text:span>first_name,<text:span text:style-name="T7">' ',</text:span>last_name,'-',sex<text:span text:style-name="T7">)</text:span><text:span text:style-name="T14"> </text:span><text:span text:style-name="T21">full_name</text:span><text:span text:style-name="T7"> </text:span><text:span text:style-name="T14">from </text:span><text:span text:style-name="T21">skill_managers – </text:span><text:span text:style-name="T14">функция во всех </text:span><text:span text:style-name="T22">SQL </text:span><text:span text:style-name="T14">работает адекватно,</text:span></text:p>
      <text:p text:style-name="P8"><text:span text:style-name="T14">* исключение — в </text:span><text:span text:style-name="T22">MSQL</text:span><text:span text:style-name="T21"> </text:span>concat<text:span text:style-name="T21"> </text:span><text:span text:style-name="T14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4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4"> </text:span><text:span text:style-name="T21">where —</text:span><text:span text:style-name="T14"> как и </text:span><text:span text:style-name="T21">boolean </text:span><text:span text:style-name="T14">равно или не равно так же <text:s/>&lt; или &gt; <text:s/>или =</text:span></text:p>
      <text:p text:style-name="P8"><text:span text:style-name="T14">* <text:s/></text:span><text:span text:style-name="T21">“not” - “!=” - “&lt;&gt; ” <text:s/>, and, or</text:span></text:p>
      <text:p text:style-name="P8"><text:span text:style-name="T21">* </text:span><text:span text:style-name="T14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3">SELECT</text:span><text:span text:style-name="T28"> * </text:span><text:span text:style-name="T33">FROM</text:span><text:span text:style-name="T28"> </text:span><text:span text:style-name="T29">tableName</text:span><text:span text:style-name="T27"> </text:span><text:span text:style-name="T28"><text:s/></text:span><text:span text:style-name="T33">WHERE</text:span><text:span text:style-name="T28"> </text:span><text:span text:style-name="T29">columnName</text:span><text:span text:style-name="T28"> </text:span><text:span text:style-name="T33">BETWEEN</text:span><text:span text:style-name="T28"> </text:span><text:span text:style-name="T27">x</text:span><text:span text:style-name="T28"> </text:span><text:span text:style-name="T33">AND</text:span><text:span text:style-name="T28"> y</text:span></text:p>
      <text:p text:style-name="P14"/>
      <text:p text:style-name="P9"><text:span text:style-name="T28">* </text:span><text:span text:style-name="T27">Like – </text:span><text:span text:style-name="T28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3">SELECT</text:span><text:span text:style-name="T28"> * </text:span><text:span text:style-name="T33">FROM</text:span><text:span text:style-name="T28"> </text:span><text:span text:style-name="T29">tableName</text:span><text:span text:style-name="T28"> </text:span><text:span text:style-name="T33">WHERE</text:span><text:span text:style-name="T28"> </text:span><text:span text:style-name="T29">columnName</text:span><text:span text:style-name="T28"> </text:span><text:span text:style-name="T33">LIKE</text:span><text:span text:style-name="T28"> </text:span><text:span text:style-name="T36">'a%'</text:span><text:span text:style-name="T28">;</text:span><text:span text:style-name="T7"> <text:s/>- начинается на </text:span><text:span text:style-name="T38">а</text:span></text:p>
      <text:p text:style-name="P9"><text:span text:style-name="T33">SELECT</text:span><text:span text:style-name="T28"> * </text:span><text:span text:style-name="T33">FROM</text:span><text:span text:style-name="T28"> </text:span><text:span text:style-name="T29">tableName </text:span><text:span text:style-name="T33">WHERE</text:span><text:span text:style-name="T28"> </text:span><text:span text:style-name="T29">columnName</text:span><text:span text:style-name="T28"> <text:s/></text:span><text:span text:style-name="T33">LIKE</text:span><text:span text:style-name="T28"> </text:span><text:span text:style-name="T36">'_r%'</text:span><text:span text:style-name="T28">;</text:span><text:span text:style-name="T38"> <text:s/>- </text:span><text:span text:style-name="T28">второй символ </text:span><text:span text:style-name="T37">r <text:s/></text:span></text:p>
      <text:p text:style-name="P13"><text:soft-page-break/>* <text:span text:style-name="T7">примеры</text:span></text:p>
      <text:p text:style-name="P13"><text:span text:style-name="T33">SELECT</text:span><text:span text:style-name="T7"> * </text:span><text:span text:style-name="T33">FROM</text:span><text:span text:style-name="T7"> skill_managers </text:span><text:span text:style-name="T33">WHERE</text:span><text:span text:style-name="T7"> a</text:span>ge<text:span text:style-name="T7"> </text:span><text:span text:style-name="T39">IN </text:span><text:span text:style-name="T7">(25,33,37,42)</text:span></text:p>
      <text:p text:style-name="P13"><text:span text:style-name="T33">SELECT</text:span><text:span text:style-name="T7"> * </text:span><text:span text:style-name="T33">FROM</text:span><text:span text:style-name="T7"> skill_managers </text:span><text:span text:style-name="T33">WHERE</text:span><text:span text:style-name="T7"> first_name </text:span><text:span text:style-name="T39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3">SELECT</text:span><text:span text:style-name="T7"> * </text:span><text:span text:style-name="T33">FROM</text:span><text:span text:style-name="T7"> </text:span><text:span text:style-name="T15">tableName </text:span><text:span text:style-name="T33"><text:s/></text:span>order by <text:s/><text:span text:style-name="T15">columnName </text:span><text:span text:style-name="T20">(ASC</text:span><text:span text:style-name="T15">)</text:span></text:p>
      <text:p text:style-name="P13"><text:span text:style-name="T34">SELECT</text:span><text:span text:style-name="T15"> * </text:span><text:span text:style-name="T34">FROM</text:span><text:span text:style-name="T15"> tableName </text:span><text:span text:style-name="T34"><text:s/></text:span><text:span text:style-name="T7">order by</text:span><text:span text:style-name="T15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40">select</text:span><text:span text:style-name="T7"> * </text:span><text:span text:style-name="T40">from</text:span><text:span text:style-name="T7"> skill_managers </text:span><text:span text:style-name="T40">where</text:span><text:span text:style-name="T7"> gender=‘F’ </text:span><text:span text:style-name="T41">order by</text:span><text:span text:style-name="T7"> age </text:span></text:p>
      <text:p text:style-name="P15"><text:span text:style-name="T7">**</text:span><text:span text:style-name="T40">select</text:span><text:span text:style-name="T7"> </text:span><text:span text:style-name="T42">top 5</text:span> <text:span text:style-name="T7">* </text:span><text:span text:style-name="T40">from</text:span><text:span text:style-name="T7"> skill_managers </text:span><text:span text:style-name="T40">where</text:span><text:span text:style-name="T7"> gender=‘F’ </text:span><text:span text:style-name="T41">order by</text:span><text:span text:style-name="T7"> age <text:s/>- для </text:span>MSQL</text:p>
      <text:p text:style-name="P15"><text:span text:style-name="T7">**</text:span><text:span text:style-name="T40">select</text:span><text:span text:style-name="T7"> * </text:span><text:span text:style-name="T40">from</text:span><text:span text:style-name="T7"> skill_managers </text:span><text:span text:style-name="T40">where</text:span><text:span text:style-name="T7"> gender=‘F’ </text:span><text:span text:style-name="T41">order by</text:span><text:span text:style-name="T7"> age </text:span><text:span text:style-name="T42">limit 5 —</text:span><text:span text:style-name="T43"> </text:span><text:span text:style-name="T7">для остальных бд</text:span></text:p>
      <text:p text:style-name="P17"/>
      <text:p text:style-name="P17">*****Числа, Строки и Даты*****</text:p>
      <text:p text:style-name="P17">Длинна строки</text:p>
      <text:p text:style-name="P15"><text:span text:style-name="T20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35">SELECT </text:span><text:span text:style-name="T15">len</text:span><text:span text:style-name="T7">('Длинна этой стрки') </text:span></text:p>
      <text:p text:style-name="P15"><text:span text:style-name="T35">SELECT </text:span><text:span text:style-name="T15">columnName, len</text:span><text:span text:style-name="T20">(</text:span><text:span text:style-name="T15">columnName</text:span><text:span text:style-name="T20">) </text:span><text:span text:style-name="T15">columnNickName <text:s/></text:span><text:span text:style-name="T20">f</text:span><text:span text:style-name="T15">rom tableName –</text:span><text:span text:style-name="T20"> </text:span><text:span text:style-name="T24">MS SQL</text:span></text:p>
      <text:p text:style-name="P15"><text:span text:style-name="T35">SELECT </text:span><text:span text:style-name="T15">columnName, </text:span><text:span text:style-name="T20">length(columnName)</text:span><text:span text:style-name="T24"> </text:span><text:span text:style-name="T15">columnNickName </text:span><text:span text:style-name="T44">FROM</text:span><text:span text:style-name="T10"> </text:span><text:span text:style-name="T15">tableName</text:span><text:span text:style-name="T10"> –</text:span><text:span text:style-name="T24"> PostgresSQL</text:span></text:p>
      <text:p text:style-name="P15">** <text:span text:style-name="T7">удаление лишних пробелов*</text:span></text:p>
      <text:p text:style-name="P15">*LTRIM / TRIM / RTRIM</text:p>
      <text:p text:style-name="P17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0">*</text:span><text:span text:style-name="T31"> c MSSQL </text:span><text:span text:style-name="T32">надо гуглить </text:span><text:span text:style-name="T31">LRTIM </text:span><text:span text:style-name="T32">работает как </text:span><text:span text:style-name="T31">TRIM... </text:span><text:span text:style-name="T5">(⊙_⊙) </text:span></text:p>
      <text:p text:style-name="P6"><text:span text:style-name="T31"/></text:p>
      <text:p text:style-name="P17"/>
      <text:p text:style-name="P15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1T22:57:33.90</dc:date>
    <meta:editing-duration>PT12H20M39S</meta:editing-duration>
    <meta:editing-cycles>23</meta:editing-cycles>
    <meta:document-statistic meta:table-count="0" meta:image-count="0" meta:object-count="0" meta:page-count="2" meta:paragraph-count="70" meta:word-count="643" meta:character-count="4168"/>
  </office:meta>
</office:document-meta>
</file>